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939" officeooo:paragraph-rsid="0017b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43:35.125699738</meta:creation-date>
    <dc:date>2016-11-13T17:43:45.460255581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 LibreOffice_project/10m0$Build-2</meta:generator>
  </office:meta>
</office:document-meta>
</file>